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urchgehnder Kernel Crash, deswegen von VMWare zu KVM, grundlegendes Image für Palladio Simu und ERSTE Simu geschafft</text:p>
          </table:table-cell>
          <table:table-cell office:value-type="string" calcext:value-type="string">
            <text:p>Meine Maschine schmiert wegen dem NFS im Kernel Mode ab → ENDLICH ERSTER RUN!!!</text:p>
          </table:table-cell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+ Großes Refactoring</text:p>
          </table:table-cell>
          <table:table-cell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stInterface, Paketstruktur erstellen (microk8s ausprobiert → Ging nicht!)</text:p>
          </table:table-cell>
          <table:table-cell office:value-type="string" calcext:value-type="string">
            <text:p>microk8s kann lokale Docker Images nicht nutzerfreundlich laden</text:p>
          </table:table-cell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p und Rest Interface</text:p>
          </table:table-cell>
          <table:table-cell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table:number-columns-repeated="3"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102" calcext:value-type="float">
            <text:p>1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4:02:27.857420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4.2$Linux_X86_64 LibreOffice_project/40$Build-2</meta:generator>
    <dc:date>2020-06-13T14:02:56.656806267</dc:date>
    <meta:editing-duration>PT26M51S</meta:editing-duration>
    <meta:editing-cycles>10</meta:editing-cycles>
    <meta:document-statistic meta:table-count="1" meta:cell-count="154" meta:object-count="0"/>
  </office:meta>
</office:document-meta>
</file>